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modern" style:font-pitch="fixed"/>
    <style:font-face style:name="Arial" svg:font-family="Arial" style:font-adornments="Regular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paragraph-rsid="0395ec71"/>
    </style:style>
    <style:style style:name="P2" style:family="paragraph" style:parent-style-name="Standard">
      <style:text-properties style:font-name="Arial" officeooo:rsid="020f6566" officeooo:paragraph-rsid="03b03317" style:font-size-asian="10.5pt"/>
    </style:style>
    <style:style style:name="P3" style:family="paragraph" style:parent-style-name="Standard">
      <style:text-properties officeooo:paragraph-rsid="03b640a7"/>
    </style:style>
    <style:style style:name="T1" style:family="text">
      <style:text-properties officeooo:rsid="025d90e9"/>
    </style:style>
    <style:style style:name="T2" style:family="text">
      <style:text-properties officeooo:rsid="0395ec71"/>
    </style:style>
    <style:style style:name="T3" style:family="text">
      <style:text-properties fo:font-style="italic" officeooo:rsid="0034c85c" style:font-style-asian="italic" style:font-style-complex="italic"/>
    </style:style>
    <style:style style:name="T4" style:family="text">
      <style:text-properties style:font-name="Arial" officeooo:rsid="02045aab" style:font-size-asian="10.5pt"/>
    </style:style>
    <style:style style:name="T5" style:family="text">
      <style:text-properties style:font-name="Arial" officeooo:rsid="036d9b78" style:font-size-asian="10.5pt"/>
    </style:style>
    <style:style style:name="T6" style:family="text">
      <style:text-properties style:font-name="Arial" officeooo:rsid="03b640a7" style:font-size-asian="10.5pt"/>
    </style:style>
    <style:style style:name="T7" style:family="text">
      <style:text-properties style:font-name="Arial" officeooo:rsid="03b72a63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This is an example with =&gt;</text:span><text:span text:style-name="T4"> v</text:span><text:span text:style-name="T5">8</text:span><text:span text:style-name="T4">.1.</text:span><text:span text:style-name="T5">4</text:span><text:span text:style-name="T4"> &lt;</text:span><text:span text:style-name="T6">= spaces </text:span><text:span text:style-name="T7">after reading and writing with odfdo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modern" style:font-pitch="fixed"/>
    <style:font-face style:name="Arial" svg:font-family="Arial" style:font-adornments="Regular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 text:number-lines="true" text:line-number="0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Disclaimer" style:display-name="Text Body Disclaimer" style:family="paragraph" style:parent-style-name="Text_20_body" style:class="text">
      <style:text-properties style:font-name="Times New Roman" fo:font-family="'Times New Roman'" style:font-style-name="Regular" style:font-family-generic="roman" style:font-pitch="variable" fo:font-size="12pt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.3in" fo:margin-right="0in" fo:margin-top="0.1701in" fo:margin-bottom="0.05in" style:contextual-spacing="false" fo:text-indent="-0.3in" style:auto-text-indent="false" style:page-number="auto" fo:break-before="page">
        <style:tab-stops/>
      </style:paragraph-properties>
      <style:text-properties fo:font-size="12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.3in" fo:margin-right="0in" fo:margin-top="0.1in" fo:margin-bottom="0.05in" style:contextual-spacing="false" fo:text-indent="-0.3in" style:auto-text-indent="false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left="0.3in" fo:margin-right="0in" fo:margin-top="0.1in" fo:margin-bottom="0.05in" style:contextual-spacing="false" fo:text-indent="-0.3in" style:auto-text-indent="false" style:page-number="auto" text:number-lines="true" text:line-number="0">
        <style:tab-stops/>
      </style:paragraph-properties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3" fo:widows="3" style:page-number="auto" text:number-lines="false" text:line-number="0"/>
      <style:text-properties fo:font-size="8pt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fo:font-style="italic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font-size="8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20_Example" style:display-name="Code Example" style:family="paragraph" style:parent-style-name="Standard">
      <style:paragraph-properties fo:padding="0.0201in" fo:border="0.06pt solid #000000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ext_20_Body_20_No_20_Line_20_Spacing" style:display-name="Text Body No Line Spacing" style:family="paragraph" style:parent-style-name="Text_20_body">
      <style:paragraph-properties fo:margin-top="0in" fo:margin-bottom="0.1in" style:contextual-spacing="true" fo:line-height="100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WW8Num1z0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restart-on-page="true" text:offset="0.2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age_5f_Header0" style:display-name="Page_Header0" style:family="table">
      <style:table-properties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rel-column-width="65535*"/>
    </style:style>
    <style:style style:name="Page_5f_Header0.1" style:display-name="Page_Header0.1" style:family="table-row">
      <style:table-row-properties style:row-height="0.3438in"/>
    </style:style>
    <style:style style:name="Page_5f_Footer0" style:display-name="Page_Footer0" style:family="table">
      <style:table-properties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rel-column-width="65535*"/>
    </style:style>
    <style:style style:name="Page_5f_Footer0.1" style:display-name="Page_Footer0.1" style:family="table-row">
      <style:table-row-properties style:row-height="0.3646in"/>
    </style:style>
    <style:style style:name="MP1" style:family="paragraph" style:parent-style-name="Footer">
      <style:text-properties officeooo:paragraph-rsid="0395ec71"/>
    </style:style>
    <style:style style:name="MT1" style:family="text">
      <style:text-properties officeooo:rsid="025d90e9"/>
    </style:style>
    <style:style style:name="MT2" style:family="text">
      <style:text-properties officeooo:rsid="0395ec71"/>
    </style:style>
    <style:style style:name="MT3" style:family="text">
      <style:text-properties fo:font-style="italic" officeooo:rsid="0034c85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aper-tray-name="[From printer settings]" style:print-orientation="portrait" fo:margin-top="0.7874in" fo:margin-bottom="0.7874in" fo:margin-left="0.7874in" fo:margin-right="0.7874in" fo:border="none" fo:padding="0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437in" fo:margin-left="0in" fo:margin-right="0in" fo:margin-bottom="0in" fo:border="none" fo:padding="0in" style:shadow="none" fo:background-color="transparent" draw:fill="none" draw:fill-color="#729fcf"/>
      </style:header-style>
      <style:footer-style>
        <style:header-footer-properties svg:height="0.3646in" fo:margin-left="0in" fo:margin-right="0in" fo:margin-top="0in" fo:border="none" fo:padding="0in" style:shadow="none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<text:user-defined style:data-style-name="N0" text:name="Document number">u-velOSity-CERT-101</text:user-defined></text:span><text:span text:style-name="MT2"><text:tab/></text:span><text:span text:style-name="MT1"><text:subject/></text:span><text:span text:style-name="MT1">, Rev </text:span><text:span text:style-name="MT3"><text:user-defined style:data-style-name="N0" text:name="Document version">1</text:user-defined></text:span><text:tab/>Page <text:page-number text:select-page="current">1</text:page-number><text:s/>of <text:page-count>1</text:page-count></text:p>
      </style:footer>
    </style:master-page>
    <style:master-page style:name="Standard0" style:page-layout-name="Mpm2" draw:style-name="Mdp2">
      <style:header>
        <table:table table:name="Page_Header0" table:style-name="Page_5f_Header0">
          <table:table-column table:style-name="Page_5f_Header0.A"/>
          <table:table-row table:style-name="Page_5f_Header0.1">
            <table:table-cell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office:value-type="string">
              <text:p text:style-name="Standard"/>
            </table:table-cell>
          </table:table-row>
        </table:table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3T11:43:47.951735720</meta:creation-date>
    <dc:date>2023-08-22T16:39:15.144089463</dc:date>
    <meta:editing-duration>P11DT13H26M26S</meta:editing-duration>
    <meta:editing-cycles>289</meta:editing-cycles>
    <meta:generator>LibreOffice/7.5.5.2$Linux_X86_64 LibreOffice_project/50$Build-2</meta:generator>
    <meta:document-statistic meta:table-count="2" meta:image-count="0" meta:object-count="0" meta:page-count="1" meta:paragraph-count="2" meta:word-count="27" meta:character-count="156" meta:non-whitespace-character-count="131"/>
  </office:meta>
</office:document-meta>
</file>